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 style:writing-mode="page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 fo:padding="0.049cm" fo:border="0.06pt solid #000000" style:shadow="#808080 0.18cm 0.18cm"/>
      <style:text-properties officeooo:rsid="0001fd05" officeooo:paragraph-rsid="0001fd05"/>
    </style:style>
    <style:style style:name="P2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fo:font-style="italic" officeooo:rsid="0063b62e" officeooo:paragraph-rsid="0001fd05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officeooo:paragraph-rsid="000990c1" style:font-size-asian="10pt" style:font-size-complex="10pt"/>
    </style:style>
    <style:style style:name="P4" style:family="paragraph" style:parent-style-name="Standard">
      <style:text-properties style:font-name="Liberation Serif" fo:font-size="12pt" officeooo:rsid="0000ca13" officeooo:paragraph-rsid="0000ca13" style:font-size-asian="12pt" style:font-size-complex="12pt"/>
    </style:style>
    <style:style style:name="P5" style:family="paragraph" style:parent-style-name="Standard">
      <style:text-properties style:font-name="Liberation Serif" fo:font-size="12pt" officeooo:rsid="0000ca13" officeooo:paragraph-rsid="0001fd05" style:font-size-asian="12pt" style:font-size-complex="12pt"/>
    </style:style>
    <style:style style:name="P6" style:family="paragraph" style:parent-style-name="Standard">
      <style:text-properties style:font-name="Liberation Serif" fo:font-size="12pt" officeooo:rsid="0000ca13" officeooo:paragraph-rsid="001d3bde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0ca13" officeooo:paragraph-rsid="0024b903" style:font-size-asian="12pt" style:font-size-complex="12pt"/>
    </style:style>
    <style:style style:name="P8" style:family="paragraph" style:parent-style-name="Standard">
      <style:text-properties style:font-name="Liberation Serif" fo:font-size="12pt" officeooo:rsid="000f1dba" officeooo:paragraph-rsid="001bb487" style:font-size-asian="12pt" style:font-size-complex="12pt"/>
    </style:style>
    <style:style style:name="P9" style:family="paragraph" style:parent-style-name="Standard">
      <style:text-properties style:font-name="Liberation Serif" fo:font-size="12pt" fo:font-style="italic" fo:font-weight="normal" officeooo:rsid="0050061f" officeooo:paragraph-rsid="001f8287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P10" style:family="paragraph" style:parent-style-name="Standard">
      <style:text-properties style:font-name="Liberation Serif" fo:font-size="12pt" fo:font-style="italic" officeooo:rsid="001d1ab8" officeooo:paragraph-rsid="001d1ab8" style:font-size-asian="12pt" style:font-style-asian="italic" style:font-size-complex="12pt" style:font-style-complex="italic"/>
    </style:style>
    <style:style style:name="P11" style:family="paragraph" style:parent-style-name="Standard">
      <style:text-properties style:font-name="Liberation Serif" fo:font-size="12pt" fo:font-style="italic" officeooo:rsid="001d3bde" officeooo:paragraph-rsid="001d3bde" style:font-size-asian="12pt" style:font-style-asian="italic" style:font-size-complex="12pt" style:font-style-complex="italic"/>
    </style:style>
    <style:style style:name="P12" style:family="paragraph" style:parent-style-name="Standard">
      <style:text-properties style:font-name="Liberation Serif" fo:font-size="12pt" fo:font-style="italic" officeooo:rsid="0024b903" officeooo:paragraph-rsid="0024b903" style:font-size-asian="12pt" style:font-style-asian="italic" style:font-size-complex="12pt" style:font-style-complex="italic"/>
    </style:style>
    <style:style style:name="P13" style:family="paragraph" style:parent-style-name="Standard">
      <style:text-properties style:font-name="Liberation Serif" fo:font-size="12pt" fo:font-style="italic" officeooo:rsid="0000ca13" officeooo:paragraph-rsid="0000ca13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line-height="115%" style:writing-mode="page"/>
      <style:text-properties style:font-name="Liberation Serif" fo:font-size="10pt" fo:font-weight="normal" officeooo:rsid="00177d61" officeooo:paragraph-rsid="00540ec3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15%" style:writing-mode="page"/>
      <style:text-properties style:font-name="Liberation Serif" fo:font-size="10pt" fo:font-weight="normal" officeooo:rsid="0018fe16" officeooo:paragraph-rsid="00540ec3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115%" style:writing-mode="page"/>
      <style:text-properties style:font-name="Liberation Serif" fo:font-size="10pt" fo:font-weight="normal" officeooo:rsid="0026a396" officeooo:paragraph-rsid="00540ec3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line-height="115%" style:writing-mode="page"/>
      <style:text-properties style:font-name="Liberation Serif" fo:font-size="10pt" fo:font-weight="normal" officeooo:rsid="0026a396" officeooo:paragraph-rsid="0055cb1e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15%" style:writing-mode="page"/>
      <style:text-properties style:font-name="Liberation Serif" fo:font-size="10pt" fo:font-weight="normal" officeooo:rsid="0046f19e" officeooo:paragraph-rsid="00540ec3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15%" style:writing-mode="page"/>
      <style:text-properties style:font-name="Liberation Serif" fo:font-size="10pt" fo:font-weight="normal" officeooo:rsid="004771a1" officeooo:paragraph-rsid="00540ec3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15%" style:writing-mode="page"/>
      <style:text-properties style:font-name="Liberation Serif" fo:font-size="10pt" fo:font-weight="normal" officeooo:rsid="00353993" officeooo:paragraph-rsid="00540ec3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115%" style:writing-mode="page"/>
      <style:text-properties style:font-name="Liberation Serif" fo:font-size="10pt" fo:font-weight="normal" officeooo:rsid="004dfb25" officeooo:paragraph-rsid="00540ec3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line-height="115%" style:writing-mode="page"/>
      <style:text-properties style:font-name="Liberation Serif" fo:font-size="10pt" officeooo:paragraph-rsid="00540ec3" style:font-size-asian="10pt" style:font-size-complex="10pt"/>
    </style:style>
    <style:style style:name="P23" style:family="paragraph" style:parent-style-name="Standard">
      <style:paragraph-properties fo:line-height="115%" style:writing-mode="page"/>
      <style:text-properties style:font-name="Liberation Serif" fo:font-size="10pt" officeooo:rsid="004ec378" officeooo:paragraph-rsid="00540ec3" style:font-size-asian="10pt" style:font-size-complex="10pt"/>
    </style:style>
    <style:style style:name="P24" style:family="paragraph" style:parent-style-name="Standard">
      <style:paragraph-properties fo:line-height="115%" style:writing-mode="page"/>
      <style:text-properties style:font-name="Liberation Serif" fo:font-size="10pt" officeooo:rsid="001af207" officeooo:paragraph-rsid="00540ec3" style:font-size-asian="10pt" style:font-size-complex="10pt"/>
    </style:style>
    <style:style style:name="P25" style:family="paragraph" style:parent-style-name="Standard">
      <style:paragraph-properties fo:line-height="115%" style:writing-mode="page"/>
      <style:text-properties style:font-name="Liberation Serif" fo:font-size="10pt" officeooo:rsid="001af207" officeooo:paragraph-rsid="0055cb1e" style:font-size-asian="10pt" style:font-size-complex="10pt"/>
    </style:style>
    <style:style style:name="P26" style:family="paragraph" style:parent-style-name="Standard">
      <style:paragraph-properties fo:line-height="115%" style:writing-mode="page"/>
      <style:text-properties style:font-name="Liberation Serif" fo:font-size="10pt" officeooo:rsid="0014dbc4" officeooo:paragraph-rsid="00540ec3" style:font-size-asian="10pt" style:font-size-complex="10pt"/>
    </style:style>
    <style:style style:name="P27" style:family="paragraph" style:parent-style-name="Standard">
      <style:paragraph-properties fo:line-height="115%" style:writing-mode="page"/>
      <style:text-properties style:font-name="Liberation Serif" fo:font-size="10pt" officeooo:rsid="002aef7a" officeooo:paragraph-rsid="0055cb1e" style:font-size-asian="10pt" style:font-size-complex="10pt"/>
    </style:style>
    <style:style style:name="P28" style:family="paragraph" style:parent-style-name="Standard">
      <style:paragraph-properties fo:line-height="115%" style:writing-mode="page"/>
      <style:text-properties style:font-name="Liberation Serif" fo:font-size="10pt" officeooo:rsid="0000ca13" officeooo:paragraph-rsid="0055cb1e" style:font-size-asian="10pt" style:font-size-complex="10pt"/>
    </style:style>
    <style:style style:name="P29" style:family="paragraph" style:parent-style-name="Standard">
      <style:paragraph-properties fo:line-height="115%" style:writing-mode="page"/>
      <style:text-properties style:font-name="Liberation Serif" fo:font-size="10pt" officeooo:rsid="001282dc" officeooo:paragraph-rsid="0055cb1e" style:font-size-asian="10pt" style:font-size-complex="10pt"/>
    </style:style>
    <style:style style:name="P30" style:family="paragraph" style:parent-style-name="Standard">
      <style:paragraph-properties fo:line-height="115%" style:writing-mode="page"/>
      <style:text-properties style:font-name="Liberation Serif" fo:font-size="10pt" officeooo:rsid="00156be7" officeooo:paragraph-rsid="0055cb1e" style:font-size-asian="10pt" style:font-size-complex="10pt"/>
    </style:style>
    <style:style style:name="P31" style:family="paragraph" style:parent-style-name="Standard">
      <style:paragraph-properties fo:line-height="115%" style:writing-mode="page"/>
      <style:text-properties style:font-name="Liberation Serif" fo:font-size="10pt" officeooo:rsid="004dfb25" officeooo:paragraph-rsid="0055cb1e" style:font-size-asian="10pt" style:font-size-complex="10pt"/>
    </style:style>
    <style:style style:name="P32" style:family="paragraph" style:parent-style-name="Standard">
      <style:paragraph-properties fo:line-height="115%" style:writing-mode="page"/>
      <style:text-properties style:font-name="Liberation Serif" fo:font-size="10pt" officeooo:rsid="003128a3" officeooo:paragraph-rsid="0055cb1e" style:font-size-asian="10pt" style:font-size-complex="10pt"/>
    </style:style>
    <style:style style:name="P33" style:family="paragraph" style:parent-style-name="Standard">
      <style:paragraph-properties fo:line-height="115%" style:writing-mode="page"/>
      <style:text-properties style:font-name="Liberation Serif" fo:font-size="10pt" officeooo:rsid="000f1dba" officeooo:paragraph-rsid="0010d3a2" style:font-size-asian="10pt" style:font-size-complex="10pt"/>
    </style:style>
    <style:style style:name="P34" style:family="paragraph" style:parent-style-name="Standard" style:master-page-name="">
      <style:paragraph-properties fo:line-height="115%" style:page-number="auto" style:writing-mode="page"/>
      <style:text-properties style:font-name="Liberation Serif" fo:font-size="10pt" fo:font-weight="normal" officeooo:rsid="002a9ffa" officeooo:paragraph-rsid="00540ec3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fo:font-style="italic" fo:font-weight="bold" officeooo:rsid="00721734" officeooo:paragraph-rsid="00721734" style:font-size-asian="10pt" style:font-style-asian="italic" style:font-weight-asian="bold" style:font-size-complex="10pt" style:font-style-complex="italic" style:font-weight-complex="bold"/>
    </style:style>
    <style:style style:name="P36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fo:font-style="italic" fo:font-weight="bold" officeooo:rsid="0001fd05" officeooo:paragraph-rsid="0001fd05" style:font-size-asian="10pt" style:font-style-asian="italic" style:font-weight-asian="bold" style:font-size-complex="10pt" style:font-style-complex="italic" style:font-weight-complex="bold"/>
    </style:style>
    <style:style style:name="P37" style:family="paragraph" style:parent-style-name="Standard">
      <style:text-properties style:font-name="Liberation Serif" fo:font-size="12pt" fo:font-style="italic" fo:font-weight="normal" officeooo:rsid="001f23d0" officeooo:paragraph-rsid="001d3bde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text-properties style:font-name="Liberation Serif" fo:font-size="12pt" officeooo:rsid="000f1dba" officeooo:paragraph-rsid="00737c02" style:font-size-asian="12pt" style:font-size-complex="12pt"/>
    </style:style>
    <style:style style:name="P39" style:family="paragraph" style:parent-style-name="Standard">
      <style:paragraph-properties fo:line-height="115%" style:writing-mode="page"/>
      <style:text-properties style:font-name="Liberation Serif" fo:font-size="12pt" fo:font-style="italic" fo:font-weight="normal" officeooo:rsid="002856c6" officeooo:paragraph-rsid="004cacc0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color="#9900ff" loext:opacity="100%"/>
    </style:style>
    <style:style style:name="T2" style:family="text">
      <style:text-properties fo:color="#9900ff" loext:opacity="100%" officeooo:rsid="0001fd05"/>
    </style:style>
    <style:style style:name="T3" style:family="text">
      <style:text-properties fo:color="#9900ff" loext:opacity="100%" fo:font-style="italic" officeooo:rsid="02c8594a" style:font-style-asian="italic" style:font-style-complex="italic"/>
    </style:style>
    <style:style style:name="T4" style:family="text">
      <style:text-properties style:use-window-font-color="true" loext:opacity="0%" fo:font-style="italic" officeooo:rsid="02c8594a" style:font-style-asian="italic" style:font-style-complex="italic"/>
    </style:style>
    <style:style style:name="T5" style:family="text">
      <style:text-properties style:use-window-font-color="true" loext:opacity="0%" fo:font-style="italic" officeooo:rsid="0068e53d" style:font-style-asian="italic" style:font-style-complex="italic"/>
    </style:style>
    <style:style style:name="T6" style:family="text">
      <style:text-properties style:use-window-font-color="true" loext:opacity="0%" fo:font-style="italic" officeooo:rsid="006cff63" style:font-style-asian="italic" style:font-style-complex="italic"/>
    </style:style>
    <style:style style:name="T7" style:family="text">
      <style:text-properties style:use-window-font-color="true" loext:opacity="0%" fo:font-style="italic" officeooo:rsid="006cff63" style:font-style-asian="italic" style:font-style-complex="italic" loext:padding="0.049cm" loext:border="0.06pt dotted #000000" loext:shadow="none"/>
    </style:style>
    <style:style style:name="T8" style:family="text">
      <style:text-properties style:use-window-font-color="true" loext:opacity="0%" fo:font-style="italic" officeooo:rsid="000a00f2" style:font-style-asian="italic" style:font-style-complex="italic"/>
    </style:style>
    <style:style style:name="T9" style:family="text">
      <style:text-properties style:use-window-font-color="true" loext:opacity="0%" fo:font-style="italic" fo:font-weight="bold" officeooo:rsid="006cff63" style:font-style-asian="italic" style:font-weight-asian="bold" style:font-style-complex="italic" style:font-weight-complex="bold"/>
    </style:style>
    <style:style style:name="T10" style:family="text">
      <style:text-properties style:use-window-font-color="true" loext:opacity="0%" fo:font-style="italic" style:text-underline-style="dotted" style:text-underline-width="auto" style:text-underline-color="font-color" fo:font-weight="bold" officeooo:rsid="000a00f2" style:font-style-asian="italic" style:font-weight-asian="bold" style:font-style-complex="italic" style:font-weight-complex="bold"/>
    </style:style>
    <style:style style:name="T11" style:family="text">
      <style:text-properties fo:color="#ff7f00" loext:opacity="100%" fo:font-style="italic" officeooo:rsid="02c8594a" style:font-style-asian="italic" style:font-style-complex="italic"/>
    </style:style>
    <style:style style:name="T12" style:family="text">
      <style:text-properties fo:color="#00ccff" loext:opacity="100%"/>
    </style:style>
    <style:style style:name="T13" style:family="text">
      <style:text-properties fo:color="#00ccff" loext:opacity="100%" officeooo:rsid="000401e3"/>
    </style:style>
    <style:style style:name="T14" style:family="text">
      <style:text-properties fo:color="#00ccff" loext:opacity="100%" loext:padding="0.049cm" loext:border="0.06pt dotted #000000" loext:shadow="none"/>
    </style:style>
    <style:style style:name="T15" style:family="text">
      <style:text-properties fo:color="#00ccff" loext:opacity="100%" fo:font-style="italic" officeooo:rsid="02c8594a" style:font-style-asian="italic" style:font-style-complex="italic"/>
    </style:style>
    <style:style style:name="T16" style:family="text">
      <style:text-properties fo:color="#ff3333" loext:opacity="100%"/>
    </style:style>
    <style:style style:name="T17" style:family="text">
      <style:text-properties fo:color="#ff3333" loext:opacity="100%" fo:font-style="italic" officeooo:rsid="02c8594a" style:font-style-asian="italic" style:font-style-complex="italic"/>
    </style:style>
    <style:style style:name="T18" style:family="text">
      <style:text-properties fo:color="#009933" loext:opacity="100%"/>
    </style:style>
    <style:style style:name="T19" style:family="text">
      <style:text-properties fo:color="#009933" loext:opacity="100%" officeooo:rsid="000401e3"/>
    </style:style>
    <style:style style:name="T20" style:family="text">
      <style:text-properties fo:color="#009933" loext:opacity="100%" fo:font-style="italic" officeooo:rsid="02c8594a" style:font-style-asian="italic" style:font-style-complex="italic"/>
    </style:style>
    <style:style style:name="T21" style:family="text">
      <style:text-properties fo:color="#0000a8" loext:opacity="100%" loext:padding="0.049cm" loext:border="0.06pt dotted #000000" loext:shadow="none"/>
    </style:style>
    <style:style style:name="T22" style:family="text">
      <style:text-properties fo:color="#0000a8" loext:opacity="100%" fo:font-style="italic" officeooo:rsid="0068e53d" style:font-style-asian="italic" style:font-style-complex="italic"/>
    </style:style>
    <style:style style:name="T23" style:family="text">
      <style:text-properties officeooo:rsid="0001fd05"/>
    </style:style>
    <style:style style:name="T24" style:family="text">
      <style:text-properties officeooo:rsid="0001fd05" loext:padding="0.049cm" loext:border="0.06pt dotted #000000" loext:shadow="non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0401e3" style:font-weight-asian="bold" style:font-weight-complex="bold"/>
    </style:style>
    <style:style style:name="T27" style:family="text">
      <style:text-properties loext:padding="0.049cm" loext:border="0.06pt dotted #000000" loext:shadow="none"/>
    </style:style>
    <style:style style:name="T28" style:family="text">
      <style:text-properties officeooo:rsid="0010d3a2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10d3a2" style:font-style-asian="italic" style:font-style-complex="italic"/>
    </style:style>
    <style:style style:name="T31" style:family="text">
      <style:text-properties fo:font-style="italic" officeooo:rsid="00145464" style:font-style-asian="italic" style:font-style-complex="italic"/>
    </style:style>
    <style:style style:name="T32" style:family="text">
      <style:text-properties fo:font-style="italic" officeooo:rsid="0018ceed" style:font-style-asian="italic" style:font-style-complex="italic"/>
    </style:style>
    <style:style style:name="T33" style:family="text">
      <style:text-properties fo:font-style="italic" officeooo:rsid="001bb487" style:font-style-asian="italic" style:font-style-complex="italic"/>
    </style:style>
    <style:style style:name="T34" style:family="text">
      <style:text-properties fo:font-style="italic" officeooo:rsid="0026e095" style:font-style-asian="italic" style:font-style-complex="italic"/>
    </style:style>
    <style:style style:name="T35" style:family="text">
      <style:text-properties fo:font-style="italic" officeooo:rsid="003e8c0a" style:font-style-asian="italic" style:font-style-complex="italic"/>
    </style:style>
    <style:style style:name="T36" style:family="text">
      <style:text-properties fo:font-style="italic" officeooo:rsid="00660f6e" style:font-style-asian="italic" style:font-style-complex="italic"/>
    </style:style>
    <style:style style:name="T37" style:family="text">
      <style:text-properties fo:font-style="italic" officeooo:rsid="00737c02" style:font-style-asian="italic" style:font-style-complex="italic"/>
    </style:style>
    <style:style style:name="T38" style:family="text">
      <style:text-properties fo:font-style="italic" style:text-underline-style="none" style:font-style-asian="italic" style:font-style-complex="italic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2cef06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4e4e4d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504f90" style:font-name-asian="Liberation Serif1" style:font-style-asian="italic" style:font-weight-asian="normal" style:font-name-complex="Liberation Serif1" style:font-style-complex="italic" style:font-weight-complex="normal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10d3a2" style:font-style-asian="normal" style:font-style-complex="normal"/>
    </style:style>
    <style:style style:name="T45" style:family="text">
      <style:text-properties fo:font-style="normal" officeooo:rsid="00145464" style:font-style-asian="normal" style:font-style-complex="normal"/>
    </style:style>
    <style:style style:name="T46" style:family="text">
      <style:text-properties fo:font-style="normal" officeooo:rsid="001282dc" style:font-style-asian="normal" style:font-style-complex="normal"/>
    </style:style>
    <style:style style:name="T47" style:family="text">
      <style:text-properties fo:font-style="normal" officeooo:rsid="0026e095" style:font-style-asian="normal" style:font-style-complex="normal"/>
    </style:style>
    <style:style style:name="T48" style:family="text">
      <style:text-properties fo:font-style="normal" officeooo:rsid="0018fe16" style:font-style-asian="normal" style:font-style-complex="normal"/>
    </style:style>
    <style:style style:name="T49" style:family="text">
      <style:text-properties fo:font-style="normal" officeooo:rsid="003e8c0a" style:font-style-asian="normal" style:font-style-complex="normal"/>
    </style:style>
    <style:style style:name="T50" style:family="text">
      <style:text-properties fo:font-style="normal" officeooo:rsid="0046f19e" style:font-style-asian="normal" style:font-style-complex="normal"/>
    </style:style>
    <style:style style:name="T51" style:family="text">
      <style:text-properties fo:font-style="normal" style:text-underline-style="none" style:font-style-asian="normal" style:font-style-complex="normal"/>
    </style:style>
    <style:style style:name="T52" style:family="text">
      <style:text-properties fo:font-style="normal" fo:font-weight="normal" officeooo:rsid="0046f19e" style:font-name-asian="Liberation Serif1" style:font-style-asian="normal" style:font-weight-asian="normal" style:font-name-complex="Liberation Serif1" style:font-style-complex="normal" style:font-weight-complex="normal"/>
    </style:style>
    <style:style style:name="T53" style:family="text">
      <style:text-properties fo:font-style="normal" fo:font-weight="normal" officeooo:rsid="00504f90" style:font-name-asian="Liberation Serif1" style:font-style-asian="normal" style:font-weight-asian="normal" style:font-name-complex="Liberation Serif1" style:font-style-complex="normal" style:font-weight-complex="normal"/>
    </style:style>
    <style:style style:name="T54" style:family="text">
      <style:text-properties fo:font-style="normal" fo:font-weight="normal" officeooo:rsid="00145464" style:font-name-asian="Liberation Serif1" style:font-style-asian="normal" style:font-weight-asian="normal" style:font-name-complex="Liberation Serif1" style:font-style-complex="normal" style:font-weight-complex="normal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cef06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6a396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6e095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18fe16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2d9141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10d3a2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46f19e" style:font-style-asian="normal" style:font-weight-asian="normal" style:font-style-complex="normal" style:font-weight-complex="normal"/>
    </style:style>
    <style:style style:name="T63" style:family="text">
      <style:text-properties style:font-name="Liberation Seri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4" style:family="text">
      <style:text-properties style:font-name="Liberation Serif" fo:font-size="10pt" fo:font-style="italic" fo:font-weight="bold" officeooo:rsid="0063b62e" style:font-size-asian="10pt" style:font-style-asian="italic" style:font-weight-asian="bold" style:font-size-complex="10pt" style:font-style-complex="italic" style:font-weight-complex="bold"/>
    </style:style>
    <style:style style:name="T65" style:family="text">
      <style:text-properties style:font-name="Liberation Serif" fo:font-size="10pt" fo:font-style="italic" officeooo:rsid="0020b8dd" style:font-size-asian="10pt" style:font-style-asian="italic" style:font-size-complex="10pt" style:font-style-complex="italic"/>
    </style:style>
    <style:style style:name="T66" style:family="text">
      <style:text-properties style:font-name="Liberation Serif" fo:font-size="10pt" fo:font-style="italic" officeooo:rsid="0063b62e" style:font-size-asian="10pt" style:font-style-asian="italic" style:font-size-complex="10pt" style:font-style-complex="italic"/>
    </style:style>
    <style:style style:name="T67" style:family="text">
      <style:text-properties officeooo:rsid="00660f6e"/>
    </style:style>
    <style:style style:name="T68" style:family="text">
      <style:text-properties officeooo:rsid="0066cb99"/>
    </style:style>
    <style:style style:name="T69" style:family="text">
      <style:text-properties officeooo:rsid="0075d3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CORRECTION</text:p>
      <text:p text:style-name="P36"/>
      <text:p text:style-name="P1"><text:span text:style-name="T63">Quelques proverbes à traduire </text:span><text:span text:style-name="T64">(</text:span><text:a xlink:type="simple" xlink:href="https://fr.wikipedia.org/wiki/Liste_de_locutions_latines" text:style-name="Internet_20_link" text:visited-style-name="Visited_20_Internet_20_Link"><text:span text:style-name="T65">https://fr.wikipedia.org/wiki/Liste_de_locutions_latines</text:span></text:a><text:span text:style-name="T66">)</text:span></text:p>
      <text:p text:style-name="P2"/>
      <text:p text:style-name="P3"><text:span text:style-name="T3">nominatif </text:span><text:span text:style-name="T4">; <text:s/></text:span><text:span text:style-name="T11">vocatif </text:span><text:span text:style-name="T4">; <text:s/></text:span><text:span text:style-name="T15">accusatif </text:span><text:span text:style-name="T4">; <text:s/></text:span><text:span text:style-name="T17">génitif</text:span><text:span text:style-name="T4"> ; <text:s/></text:span><text:span text:style-name="T20">datif</text:span><text:span text:style-name="T4"> ;</text:span><text:span text:style-name="T5"> </text:span><text:span text:style-name="T22">ablatif </text:span><text:span text:style-name="T5">; </text:span><text:span text:style-name="T9">verbes</text:span><text:span text:style-name="T6"> ; </text:span><text:span text:style-name="T10">verbes non conjugués</text:span><text:span text:style-name="T8"> ; </text:span><text:span text:style-name="T7">groupe prépositionnel</text:span></text:p>
      <text:p text:style-name="P4"/>
      <text:p text:style-name="P4"><text:span text:style-name="T23">[01]</text:span> « <text:span text:style-name="T24">a</text:span><text:span text:style-name="T27">d </text:span><text:span text:style-name="T14">glōriam</text:span> »</text:p>
      <text:p text:style-name="P38"><text:span text:style-name="T33"><text:tab/>→</text:span><text:span text:style-name="T36"> jusqu’à </text:span><text:span text:style-name="T37">[/</text:span><text:span text:style-name="T36">vers</text:span><text:span text:style-name="T37">]</text:span><text:span text:style-name="T36"> la gloir</text:span><text:span text:style-name="T37">e</text:span></text:p>
      <text:p text:style-name="P4"/>
      <text:p text:style-name="P4"><text:span text:style-name="T23">[02] « </text:span><text:span text:style-name="T24">a</text:span><text:span text:style-name="T27">d </text:span><text:span text:style-name="T14">nauseam</text:span> »</text:p>
      <text:p text:style-name="P8"><text:span text:style-name="T33"><text:tab/>→</text:span><text:span text:style-name="T36"> jusqu’à la nausée</text:span></text:p>
      <text:p text:style-name="P4"/>
      <text:p text:style-name="P5"><text:span text:style-name="T23">[03] « </text:span><text:span text:style-name="T1">diēs</text:span> <text:span text:style-name="T16">īræ</text:span> »</text:p>
      <text:p text:style-name="P10"><text:tab/>→<text:span text:style-name="T67"> jour(s) de colère</text:span></text:p>
      <text:p text:style-name="P5"/>
      <text:p text:style-name="P5"><text:span text:style-name="T23">[04] « </text:span><text:span text:style-name="T1">Hannibal</text:span> <text:span text:style-name="T27">ad </text:span><text:span text:style-name="T14">portās</text:span> ! »</text:p>
      <text:p text:style-name="P11"><text:tab/>→<text:span text:style-name="T67"> Hannibal est à nos portes !</text:span></text:p>
      <text:p text:style-name="P4"/>
      <text:p text:style-name="P4"><text:span text:style-name="T23">[05] </text:span><text:span text:style-name="T1">Aquila</text:span> nōn <text:span text:style-name="T25">capit</text:span> <text:span text:style-name="T12">muscās</text:span>.</text:p>
      <text:p text:style-name="P12"><text:tab/>→<text:span text:style-name="T67"> Un aigle[/L’aigle] n’attrape[/ne chasse] pas les mouches.</text:span></text:p>
      <text:p text:style-name="P7"/>
      <text:p text:style-name="P5"><text:span text:style-name="T23">[06] </text:span><text:span text:style-name="T2">G</text:span><text:span text:style-name="T1">utta</text:span> <text:span text:style-name="T25">cauat</text:span> <text:span text:style-name="T12">lapidem</text:span>.</text:p>
      <text:p text:style-name="P37"><text:tab/>→ La goutte creuse la pierre.</text:p>
      <text:p text:style-name="P6"/>
      <text:p text:style-name="P4"><text:span text:style-name="T23">[07] </text:span><text:span text:style-name="T25">Dat</text:span> <text:span text:style-name="T13">u</text:span><text:span text:style-name="T12">eniam</text:span> <text:span text:style-name="T18">cor</text:span><text:span text:style-name="T19">u</text:span><text:span text:style-name="T18">īs</text:span>, <text:span text:style-name="T26">u</text:span><text:span text:style-name="T25">exat</text:span> <text:span text:style-name="T1">cēnsūra</text:span> <text:span text:style-name="T12">columbās</text:span>.</text:p>
      <text:p text:style-name="P4"><text:tab/>→<text:span text:style-name="T68"> La justice accorde[/donne] son[/le] pardon aux corbeaux </text:span><text:span text:style-name="T69">(</text:span><text:span text:style-name="T68">mais</text:span><text:span text:style-name="T69">)</text:span><text:span text:style-name="T68"> accable les colombes.</text:span></text:p>
      <text:p text:style-name="P39"/>
      <text:p text:style-name="P4"><text:span text:style-name="T23">[08] </text:span><text:span text:style-name="T24">D</text:span><text:span text:style-name="T27">ē </text:span><text:span text:style-name="T21">tē</text:span> <text:span text:style-name="T1">fābula</text:span> <text:span text:style-name="T25">nārrātur</text:span>.</text:p>
      <text:p text:style-name="P13"><text:tab/>→<text:span text:style-name="T68"> C’est de toi dont parle la fable[/l’histoire].</text:span></text:p>
      <text:p text:style-name="P9"/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4">a<text:span text:style-name="T28">d + accusatif</text:span> <text:tab/><text:tab/><text:tab/><text:tab/><text:span text:style-name="T43">: </text:span><text:span text:style-name="T30">vers</text:span></text:p>
            <text:p text:style-name="P14"><text:span text:style-name="T44">a</text:span><text:span text:style-name="T43">quila, aquilæ m.<text:tab/></text:span><text:span text:style-name="T29"><text:tab/><text:tab/><text:tab/></text:span><text:span text:style-name="T43">: </text:span><text:span text:style-name="T29">un aigle</text:span></text:p>
            <text:p text:style-name="P15"><text:span text:style-name="T43">capio, capis, capere, cēpī, captum<text:tab/></text:span><text:span text:style-name="T29"><text:tab/></text:span><text:span text:style-name="T43">: </text:span><text:span text:style-name="T29">prendre</text:span></text:p>
            <text:p text:style-name="P16"><text:span text:style-name="T43">cauo, cauā</text:span><text:span text:style-name="T47">s, cauāre, cauāu</text:span><text:span text:style-name="T48">ī, </text:span><text:span text:style-name="T47">cauātum<text:tab/>: </text:span><text:span text:style-name="T34">creuser</text:span></text:p>
            <text:p text:style-name="P18"><text:span text:style-name="T43">cēnsūra, cēnsūræ f.<text:tab/><text:tab/><text:tab/>: </text:span><text:span text:style-name="T29">la censure</text:span></text:p>
            <text:p text:style-name="P19"><text:span text:style-name="T43">columba, columb</text:span><text:span text:style-name="T50">æ </text:span><text:span text:style-name="T43">f.<text:tab/><text:tab/><text:tab/>: </text:span><text:span text:style-name="T29">la colombe</text:span></text:p>
            <text:p text:style-name="P20"><text:span text:style-name="T47">c</text:span><text:span text:style-name="T43">oruus, coruī m.<text:tab/><text:tab/><text:tab/><text:tab/>: </text:span><text:span text:style-name="T29">le corbeau</text:span></text:p>
            <text:p text:style-name="P21"><text:span text:style-name="T43">dē + abl.<text:tab/><text:tab/><text:tab/><text:tab/><text:tab/>: </text:span><text:span text:style-name="T29">à propos de</text:span></text:p>
            <text:p text:style-name="P22">diēs, diēī f.<text:tab/><text:tab/><text:tab/><text:tab/>: <text:span text:style-name="T29">le jour</text:span></text:p>
            <text:p text:style-name="P22"><text:span text:style-name="T56">d</text:span><text:span text:style-name="T57">o, </text:span><text:span text:style-name="T56">d</text:span><text:span text:style-name="T57">ā</text:span><text:span text:style-name="T58">s, </text:span><text:span text:style-name="T56">da</text:span><text:span text:style-name="T58">re, </text:span><text:span text:style-name="T56">ded</text:span><text:span text:style-name="T59">ī, </text:span><text:span text:style-name="T56">d</text:span><text:span text:style-name="T60">a</text:span><text:span text:style-name="T58">tum<text:tab/><text:tab/><text:tab/>: </text:span><text:span text:style-name="T40">donner</text:span></text:p>
            <text:p text:style-name="P23"><text:span text:style-name="T56">f</text:span><text:span text:style-name="T55">abula, fabulæ f.<text:tab/><text:tab/><text:tab/><text:tab/>: </text:span><text:span text:style-name="T39">la fable</text:span></text:p>
            <text:p text:style-name="P22">glōria, glōr<text:span text:style-name="T61">i</text:span>æ <text:span text:style-name="T28">f.<text:tab/><text:tab/><text:tab/><text:tab/></text:span><text:span text:style-name="T44">: </text:span><text:span text:style-name="T30">la gloire</text:span></text:p>
            <text:p text:style-name="P24"><text:span text:style-name="T44">g</text:span><text:span text:style-name="T43">utta, guttæ f.<text:tab/></text:span><text:span text:style-name="T29"><text:tab/><text:tab/><text:tab/></text:span><text:span text:style-name="T43">: </text:span><text:span text:style-name="T29">la goutte</text:span></text:p>
            <text:p text:style-name="P26"><text:span text:style-name="T44">H</text:span><text:span text:style-name="T43">annibal, Hannibalis m.<text:tab/></text:span><text:span text:style-name="T29"><text:tab/><text:tab/></text:span><text:span text:style-name="T43">: </text:span><text:span text:style-name="T29">Hannibal</text:span></text:p>
            <text:p text:style-name="P22"><text:span text:style-name="T44">ī</text:span><text:span text:style-name="T45">ra, īræ f.<text:tab/></text:span><text:span text:style-name="T31"><text:tab/><text:tab/><text:tab/></text:span><text:span text:style-name="T45">: </text:span><text:span text:style-name="T31">la colère</text:span></text:p>
          </table:table-cell>
          <table:table-cell table:style-name="Tableau1.B1" office:value-type="string">
            <text:p text:style-name="P27"><text:span text:style-name="T45">l</text:span><text:span text:style-name="T43">apis, lapidis m.<text:tab/><text:tab/><text:tab/><text:tab/>: </text:span><text:span text:style-name="T29">la pierre</text:span></text:p>
            <text:p text:style-name="P25"><text:span text:style-name="T45">m</text:span><text:span text:style-name="T43">usca, musc</text:span><text:span text:style-name="T46">æ </text:span><text:span text:style-name="T43">f.<text:tab/></text:span><text:span text:style-name="T29"><text:tab/><text:tab/><text:tab/></text:span><text:span text:style-name="T43">: </text:span><text:span text:style-name="T29">la mouche</text:span></text:p>
            <text:p text:style-name="P28"><text:span text:style-name="T53">n</text:span><text:span text:style-name="T52">ārr</text:span><text:span text:style-name="T53">o, n</text:span><text:span text:style-name="T52">ārrā</text:span><text:span text:style-name="T53">s</text:span><text:span text:style-name="T52">, </text:span><text:span text:style-name="T53">n</text:span><text:span text:style-name="T52">ārrā</text:span><text:span text:style-name="T53">re</text:span><text:span text:style-name="T52">, </text:span><text:span text:style-name="T53">n</text:span><text:span text:style-name="T52">ārrā</text:span><text:span text:style-name="T53">u</text:span><text:span text:style-name="T54">ī, </text:span><text:span text:style-name="T53">n</text:span><text:span text:style-name="T52">ārrā</text:span><text:span text:style-name="T53">tum<text:tab/>: </text:span><text:span text:style-name="T42">raconter</text:span></text:p>
            <text:p text:style-name="P29"><text:span text:style-name="T51">nausea, nauseæ f.<text:tab/></text:span><text:span text:style-name="T38"><text:tab/><text:tab/><text:tab/></text:span><text:span text:style-name="T43">: </text:span><text:span text:style-name="T29">la nausée</text:span></text:p>
            <text:p text:style-name="P28"><text:span text:style-name="T43">nōn<text:tab/></text:span><text:span text:style-name="T29"><text:tab/><text:tab/><text:tab/><text:tab/></text:span><text:span text:style-name="T43">: </text:span><text:span text:style-name="T32">ne… pas… </text:span></text:p>
            <text:p text:style-name="P30"><text:span text:style-name="T43">porta, port</text:span><text:span text:style-name="T46">æ </text:span><text:span text:style-name="T43">f.<text:tab/></text:span><text:span text:style-name="T29"><text:tab/><text:tab/><text:tab/></text:span><text:span text:style-name="T43">: </text:span><text:span text:style-name="T29">la porte</text:span></text:p>
            <text:p text:style-name="P31"><text:span text:style-name="T43">t</text:span><text:span text:style-name="T62">ū<text:tab/><text:tab/><text:tab/><text:tab/><text:tab/>: </text:span><text:span text:style-name="T39">tu </text:span><text:span text:style-name="T41">(te, toi)</text:span></text:p>
            <text:p text:style-name="P32"><text:span text:style-name="T43">uenia, ueni</text:span><text:span text:style-name="T46">æ </text:span><text:span text:style-name="T43">f.<text:tab/><text:tab/><text:tab/><text:tab/>: </text:span><text:span text:style-name="T29">le pardon</text:span></text:p>
            <text:p text:style-name="P17"><text:span text:style-name="T49">uex</text:span><text:span text:style-name="T43">o, </text:span><text:span text:style-name="T49">uex</text:span><text:span text:style-name="T43">ā</text:span><text:span text:style-name="T47">s, </text:span><text:span text:style-name="T49">uex</text:span><text:span text:style-name="T47">āre, </text:span><text:span text:style-name="T49">uex</text:span><text:span text:style-name="T47">āu</text:span><text:span text:style-name="T48">ī, </text:span><text:span text:style-name="T49">uex</text:span><text:span text:style-name="T47">ātum<text:tab/>: </text:span><text:span text:style-name="T35">accabler</text:span>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4T19:07:48.394559597</meta:creation-date>
    <dc:date>2021-01-26T13:03:13.804000000</dc:date>
    <meta:editing-duration>PT3H1M48S</meta:editing-duration>
    <meta:editing-cycles>91</meta:editing-cycles>
    <meta:generator>LibreOffice/7.0.0.3$Windows_X86_64 LibreOffice_project/8061b3e9204bef6b321a21033174034a5e2ea88e</meta:generator>
    <meta:document-statistic meta:table-count="1" meta:image-count="0" meta:object-count="0" meta:page-count="1" meta:paragraph-count="43" meta:word-count="268" meta:character-count="1537" meta:non-whitespace-character-count="1238"/>
  </office:meta>
</office:document-meta>
</file>